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78cm" fo:min-width="5.348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9cm" svg:height="1.47cm" svg:x="6.137cm" svg:y="7.423cm">
          <draw:glue-point draw:id="4" svg:x="-3.709cm" svg:y="-4.891cm"/>
          <draw:glue-point draw:id="5" svg:x="3.774cm" svg:y="-4.891cm"/>
          <draw:glue-point draw:id="6" svg:x="-3.709cm" svg:y="5.013cm"/>
          <draw:glue-point draw:id="7" svg:x="3.774cm" svg:y="5.013cm"/>
          <text:p text:style-name="P1">go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973cm" svg:y1="5.914cm" svg:x2="6.911cm" svg:y2="7.44cm" draw:end-shape="id1" draw:end-glue-point="4" svg:d="M6973 5914v504h-62v1022" svg:viewBox="0 0 63 1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23:11:10.049000000</meta:creation-date>
    <dc:date>2019-11-19T13:22:27.401000000</dc:date>
    <meta:editing-duration>PT4M8S</meta:editing-duration>
    <meta:editing-cycles>1</meta:editing-cycles>
    <meta:document-statistic meta:object-count="2"/>
    <meta:generator>LibreOffice/6.0.4.2$Windows_X86_64 LibreOffice_project/9b0d9b32d5dcda91d2f1a96dc04c645c450872bf</meta:generator>
  </office:meta>
</office:document-meta>
</file>